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41fd496" officeooo:paragraph-rsid="0014f728"/>
    </style:style>
    <style:style style:name="P2" style:family="paragraph" style:parent-style-name="Text_20_body">
      <style:text-properties officeooo:rsid="042323b4" officeooo:paragraph-rsid="0014f728"/>
    </style:style>
    <style:style style:name="P3" style:family="paragraph" style:parent-style-name="Text_20_body">
      <style:text-properties officeooo:rsid="04214cf8" officeooo:paragraph-rsid="0014f728"/>
    </style:style>
    <style:style style:name="P4" style:family="paragraph" style:parent-style-name="Text_20_body">
      <style:text-properties officeooo:paragraph-rsid="0014f728"/>
    </style:style>
    <style:style style:name="P5" style:family="paragraph" style:parent-style-name="Text_20_body">
      <style:text-properties officeooo:paragraph-rsid="0014f728" fo:background-color="#eeeeee"/>
    </style:style>
    <style:style style:name="P6" style:family="paragraph" style:parent-style-name="Text_20_body">
      <style:text-properties officeooo:rsid="04214cf8" officeooo:paragraph-rsid="0015bde2" fo:background-color="#eeeeee"/>
    </style:style>
    <style:style style:name="P7" style:family="paragraph" style:parent-style-name="Text_20_body">
      <style:text-properties officeooo:paragraph-rsid="0015bde2" fo:background-color="#eeeeee"/>
    </style:style>
    <style:style style:name="P8" style:family="paragraph" style:parent-style-name="Text_20_body">
      <style:text-properties fo:font-style="normal" officeooo:rsid="041fd496" officeooo:paragraph-rsid="0014f728" style:font-style-asian="normal" style:font-style-complex="normal"/>
    </style:style>
    <style:style style:name="P9" style:family="paragraph" style:parent-style-name="Text_20_body">
      <style:text-properties fo:font-style="normal" officeooo:rsid="04214cf8" officeooo:paragraph-rsid="0014f728" style:font-style-asian="normal" style:font-style-complex="normal"/>
    </style:style>
    <style:style style:name="P10" style:family="paragraph" style:parent-style-name="Text_20_body">
      <style:text-properties fo:font-style="normal" officeooo:rsid="04226302" officeooo:paragraph-rsid="0014f728" style:font-style-asian="normal" style:font-style-complex="normal"/>
    </style:style>
    <style:style style:name="P11" style:family="paragraph" style:parent-style-name="Text_20_body">
      <style:text-properties fo:font-style="normal" officeooo:rsid="04214cf8" officeooo:paragraph-rsid="0014f728" fo:background-color="#eeeeee" style:font-style-asian="normal" style:font-style-complex="normal"/>
    </style:style>
    <style:style style:name="P12" style:family="paragraph" style:parent-style-name="Text_20_body">
      <style:text-properties fo:font-style="normal" officeooo:rsid="041d3ff3" officeooo:paragraph-rsid="0014f728" fo:background-color="#eeeeee" style:font-style-asian="normal" style:font-style-complex="normal"/>
    </style:style>
    <style:style style:name="P13" style:family="paragraph" style:parent-style-name="Text_20_body">
      <style:text-properties fo:font-style="normal" fo:font-weight="normal" officeooo:rsid="041d3ff3" officeooo:paragraph-rsid="0015bde2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officeooo:rsid="042431f6" officeooo:paragraph-rsid="0015bde2"/>
    </style:style>
    <style:style style:name="P15" style:family="paragraph" style:parent-style-name="Text_20_body">
      <style:text-properties officeooo:rsid="041fd496" officeooo:paragraph-rsid="0015bde2"/>
    </style:style>
    <style:style style:name="P16" style:family="paragraph" style:parent-style-name="Text_20_body">
      <style:text-properties officeooo:rsid="042323b4" officeooo:paragraph-rsid="0015bde2"/>
    </style:style>
    <style:style style:name="P17" style:family="paragraph" style:parent-style-name="Text_20_body">
      <style:text-properties officeooo:rsid="04214cf8" officeooo:paragraph-rsid="0015bde2"/>
    </style:style>
    <style:style style:name="P18" style:family="paragraph" style:parent-style-name="Text_20_body">
      <style:text-properties officeooo:paragraph-rsid="0015bde2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41d3ff3" style:font-style-asian="normal" style:font-style-complex="normal"/>
    </style:style>
    <style:style style:name="T3" style:family="text">
      <style:text-properties fo:font-style="normal" officeooo:rsid="042431f6" style:font-style-asian="normal" style:font-style-complex="normal"/>
    </style:style>
    <style:style style:name="T4" style:family="text">
      <style:text-properties fo:font-style="normal" officeooo:rsid="041fd496" style:font-style-asian="normal" style:font-style-complex="normal"/>
    </style:style>
    <style:style style:name="T5" style:family="text">
      <style:text-properties fo:font-style="normal" officeooo:rsid="04226302" style:font-style-asian="normal" style:font-style-complex="normal"/>
    </style:style>
    <style:style style:name="T6" style:family="text">
      <style:text-properties fo:font-style="normal" officeooo:rsid="04214cf8" style:font-style-asian="normal" style:font-style-complex="normal"/>
    </style:style>
    <style:style style:name="T7" style:family="text">
      <style:text-properties fo:font-style="normal" fo:background-color="#eeeeee" loext:char-shading-value="0" style:font-style-asian="normal" style:font-style-complex="normal"/>
    </style:style>
    <style:style style:name="T8" style:family="text">
      <style:text-properties fo:font-style="normal" fo:background-color="#eeeeee" loext:char-shading-value="0" style:font-style-asian="normal" style:font-style-complex="normal"/>
    </style:style>
    <style:style style:name="T9" style:family="text">
      <style:text-properties officeooo:rsid="042462e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42462ea" style:font-weight-asian="bold" style:font-weight-complex="bold"/>
    </style:style>
    <style:style style:name="T12" style:family="text">
      <style:text-properties fo:font-weight="bold" officeooo:rsid="04214cf8" style:font-weight-asian="bold" style:font-weight-complex="bold"/>
    </style:style>
    <style:style style:name="T13" style:family="text">
      <style:text-properties fo:background-color="#eeeeee" loext:char-shading-value="0"/>
    </style:style>
    <style:style style:name="T14" style:family="text">
      <style:text-properties officeooo:rsid="042431f6"/>
    </style:style>
    <style:style style:name="T15" style:family="text">
      <style:text-properties officeooo:rsid="04214cf8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18pt" fo:font-weight="bold" officeooo:rsid="042462ea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9">#</text:span><text:span text:style-name="T16">devNotes.</text:span><text:span text:style-name="T17">odt</text:span></text:p>
      <text:p text:style-name="P15">jupyter-book is available in PyPi only – there is no conda forge package</text:p>
      <text:p text:style-name="P18"><text:span text:style-name="T13">pip install jupyter-book </text:span></text:p>
      <text:p text:style-name="P16"><text:span text:style-name="T3">(</text:span><text:span text:style-name="T1">the package manager installs the relevant wheel from the PyPi repo. </text:span><text:span text:style-name="T3">P</text:span><text:span text:style-name="T4">ython and native C extension package </text:span><text:span text:style-name="T3">required to build a jupyter-book</text:span><text:span text:style-name="T4"> </text:span><text:span text:style-name="T1">are installed onto your system from the python wheel</text:span><text:span text:style-name="T3">)</text:span></text:p>
      <text:p text:style-name="P15"><text:span text:style-name="T1"/></text:p>
      <text:p text:style-name="P17"><text:span text:style-name="T1">requirements.txt has</text:span></text:p>
      <text:p text:style-name="P17"><text:span text:style-name="T1"><text:tab/></text:span><text:span text:style-name="T8">pip==20.0.2</text:span></text:p>
      <text:p text:style-name="P6"><text:span text:style-name="T1"><text:tab/>python==3.7.6</text:span></text:p>
      <text:p text:style-name="P6"><text:span text:style-name="T1"><text:tab/>rb-github-pages</text:span></text:p>
      <text:p text:style-name="P17"><text:span text:style-name="T5">(re-github-pages is a conda-forge recipe that tells your system how</text:span><text:span text:style-name="T1"> install pre-compiled binaries for the Ruby package GitHub pages, Jekyll, and all of their dependencies</text:span><text:span text:style-name="T5">)</text:span></text:p>
      <text:p text:style-name="P18"><text:span text:style-name="T5"/></text:p>
      <text:p text:style-name="P18">create conda <text:span text:style-name="T14">a</text:span> environment <text:span text:style-name="T14">named py37 but make sure that exact versions specified in requirements.txt are used</text:span></text:p>
      <text:p text:style-name="P7"><text:span text:style-name="T2">conda create -y --name py37 python==3.7</text:span></text:p>
      <text:p text:style-name="P7"><text:span text:style-name="T2">conda install --force-reinstall <text:s/>-y -q --name py37 -c conda-forge --file requirements.txt</text:span></text:p>
      <text:p text:style-name="P18"><text:span text:style-name="T2"/></text:p>
      <text:p text:style-name="P18"><text:span text:style-name="T2">--</text:span><text:span text:style-name="T6">f</text:span><text:span text:style-name="T3">orce-reinstall</text:span><text:span text:style-name="T6"> </text:span></text:p>
      <text:p text:style-name="P18"><text:span text:style-name="T6">read the packages versions from given file (requirements.txt) ensuring that any user-requested package for the current operation is uninstalled and reinstalled, even if that package already exists in the environment</text:span></text:p>
      <text:p text:style-name="P18"><text:span text:style-name="T6"/></text:p>
      <text:p text:style-name="P18"><text:span text:style-name="T6">-y </text:span></text:p>
      <text:p text:style-name="P13"><text:span text:style-name="T15">confirm installation automaticall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9T08:42:42.183479151</dc:date>
    <meta:editing-duration>PT3M19S</meta:editing-duration>
    <meta:editing-cycles>2</meta:editing-cycles>
    <meta:generator>LibreOffice/6.2.8.2$Linux_X86_64 LibreOffice_project/20$Build-2</meta:generator>
    <meta:document-statistic meta:table-count="0" meta:image-count="0" meta:object-count="0" meta:page-count="1" meta:paragraph-count="16" meta:word-count="151" meta:character-count="1044" meta:non-whitespace-character-count="906"/>
  </office:meta>
</office:document-meta>
</file>